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8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0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3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 style:list-style-name="L13">
      <style:paragraph-properties fo:margin-top="0cm" fo:margin-bottom="0.499cm" style:contextual-spacing="false"/>
    </style:style>
    <style:style style:name="P16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18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0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1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2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>
      <style:text-properties fo:font-weight="bold"/>
    </style:style>
    <style:style style:name="P36" style:family="paragraph" style:parent-style-name="Text_20_body" style:list-style-name="L14">
      <style:text-properties fo:font-weight="bold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3">
      <style:paragraph-properties fo:margin-left="0cm" fo:margin-right="0cm" fo:text-indent="0cm" style:auto-text-indent="false"/>
    </style:style>
    <style:style style:name="P41" style:family="paragraph" style:parent-style-name="Text_20_body" style:list-style-name="L14"/>
    <style:style style:name="P42" style:family="paragraph" style:parent-style-name="Text_20_body">
      <style:paragraph-properties fo:margin-left="0cm" fo:margin-right="0cm" fo:margin-top="0cm" fo:margin-bottom="0.212cm" style:contextual-spacing="false" fo:line-height="114%" fo:text-indent="0cm" style:auto-text-indent="false" fo:padding="0cm" fo:border="none"/>
      <style:text-properties style:font-name="Google Sans Text"/>
    </style:style>
    <style:style style:name="P43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4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7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8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9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0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1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2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3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4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5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6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7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8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9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0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1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2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3" style:family="paragraph" style:parent-style-name="Text_20_body" style:list-style-name="L1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4" style:family="paragraph" style:parent-style-name="Text_20_body" style:list-style-name="L2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5" style:family="paragraph" style:parent-style-name="Text_20_body" style:list-style-name="L2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6" style:family="paragraph" style:parent-style-name="Text_20_body" style:list-style-name="L2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7" style:family="paragraph" style:parent-style-name="Text_20_body" style:list-style-name="L2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8" style:family="paragraph" style:parent-style-name="Text_20_body" style:list-style-name="L2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9" style:family="paragraph" style:parent-style-name="Text_20_body" style:list-style-name="L2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7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72" style:family="paragraph" style:parent-style-name="Text_20_body" style:list-style-name="L2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7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6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7" style:family="paragraph" style:parent-style-name="Text_20_body" style:list-style-name="L1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8" style:family="paragraph" style:parent-style-name="Text_20_body" style:list-style-name="L2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9" style:family="paragraph" style:parent-style-name="Text_20_body" style:list-style-name="L2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0" style:family="paragraph" style:parent-style-name="Text_20_body" style:list-style-name="L2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tyle="italic"/>
    </style:style>
    <style:style style:name="T4" style:family="text">
      <style:text-properties fo:color="#1f1f1f" loext:opacity="100%" style:font-name="Google Sans Text"/>
    </style:style>
    <style:style style:name="T5" style:family="text">
      <style:text-properties fo:color="#1f1f1f" loext:opacity="100%" style:font-name="Google Sans Text" fo:font-weight="bold" loext:padding="0cm" loext:border="none"/>
    </style:style>
    <style:style style:name="T6" style:family="text">
      <style:text-properties fo:color="#1f1f1f" loext:opacity="100%" style:font-name="Google Sans Text" fo:font-style="italic" loext:padding="0cm" loext:border="none"/>
    </style:style>
    <style:style style:name="T7" style:family="text">
      <style:text-properties fo:color="#1f1f1f" loext:opacity="100%" style:font-name="Google Sans"/>
    </style:style>
    <style:style style:name="T8" style:family="text">
      <style:text-properties fo:color="#444746" loext:opacity="100%" style:font-name="Google Sans Text" loext:padding="0cm" loext:border="none"/>
    </style:style>
    <style:style style:name="T9" style:family="text">
      <style:text-properties fo:color="#444746" loext:opacity="100%" style:font-name="Google Sans Text" fo:font-style="italic" loext:padding="0cm" loext:border="none"/>
    </style:style>
    <style:style style:name="T10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444746" loext:opacity="100%" loext:padding="0cm" loext:border="none"/>
    </style:style>
    <style:style style:name="T12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3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5" style:family="text">
      <style:text-properties fo:font-variant="normal" fo:text-transform="none" fo:color="#188038" loext:opacity="100%" style:font-name="Google Sans Text" fo:font-size="10.5pt" fo:font-style="normal" fo:font-weight="normal" loext:padding="0cm" loext:border="none"/>
    </style:style>
    <style:style style:name="T16" style:family="text">
      <style:text-properties fo:font-variant="normal" fo:text-transform="none" fo:color="#996900" loext:opacity="100%" style:font-name="Google Sans Text" fo:font-size="10.5pt" fo:font-style="normal" fo:font-weight="normal" loext:padding="0cm" loext:border="none"/>
    </style:style>
    <style:style style:name="T17" style:family="text">
      <style:text-properties fo:font-variant="normal" fo:text-transform="none" fo:color="#1f1f1f" loext:opacity="100%" style:font-name="Google Sans Text" fo:font-size="10.5pt" fo:font-style="normal" fo:font-weight="normal" loext:padding="0cm" loext:border="none"/>
    </style:style>
    <style:style style:name="T18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Сегодня <text:span text:style-name="T2">29 декабря 2025 года</text:span>. Я тебя услышал. Никакой спешки, только холодный расчет и максимальная точность. Я объединил твой старый гайд, все наши сегодняшние «победы» над Android и советы другой нейронки в одну монолитную инструкцию.</text:p>
      <text:section text:style-name="Sect1" text:name="model-response-message-contentr_62b6d03b58b9b242">
        <text:p text:style-name="P43">Это твой финальный «Боевой Листок» для настройки телефона мамы. Если делать всё строго по пунктам, завтра всё взлетит.</text:p>
        <text:p text:style-name="Horizontal_20_Line"/>
        <text:h text:style-name="P3" text:outline-level="1">ПОЛНЫЙ ГАЙД: НАСТРОЙКА СИСТЕМЫ «АУРА» НА СМАРТФОНЕ (Android 11-14+)</text:h>
        <text:h text:style-name="P4" text:outline-level="3">Шаг 1: Подготовка фундамента (Приложения)</text:h>
        <text:p text:style-name="P45">Установи эти приложения. Первые три — <text:span text:style-name="T2">строго из F-Droid</text:span>, так как версии из Play Store для Termux не работают.</text:p>
        <text:list text:style-name="L15">
          <text:list-item>
            <text:p text:style-name="P50"><text:span text:style-name="T2">Termux</text:span> (основной терминал).</text:p>
          </text:list-item>
          <text:list-item>
            <text:p text:style-name="P50"><text:span text:style-name="T2">Termux:API</text:span> (мостик для системных команд).</text:p>
          </text:list-item>
          <text:list-item>
            <text:p text:style-name="P50"><text:span text:style-name="T2">Termux:Boot</text:span> (для автозапуска).</text:p>
          </text:list-item>
          <text:list-item>
            <text:p text:style-name="P50"><text:span text:style-name="T2">VLC Player</text:span> (из Google Play) — это будет наш основной «экран».</text:p>
          </text:list-item>
        </text:list>
        <text:p text:style-name="Horizontal_20_Line"/>
        <text:h text:style-name="P4" text:outline-level="3">Шаг 2: Настройка системы (Убираем «убийц процессов»)</text:h>
        <text:p text:style-name="P47">Это самый важный шаг. Android будет пытаться выключить сервер. Мы должны это запретить.</text:p>
        <text:list text:style-name="L16">
          <text:list-item>
            <text:p text:style-name="P54"><text:span text:style-name="T2">Настройки -&gt; Приложения -&gt; Termux</text:span> (и повторить для <text:span text:style-name="T2">Termux:API</text:span>, <text:span text:style-name="T2">Termux:Boot</text:span>, <text:span text:style-name="T2">VLC</text:span>):</text:p>
            <text:list>
              <text:list-item>
                <text:p text:style-name="P54"><text:span text:style-name="T2">Аккумулятор/Питание</text:span>: выбери «БЕЗ ОГРАНИЧЕНИЙ» (Unrestricted).</text:p>
              </text:list-item>
              <text:list-item>
                <text:p text:style-name="P54"><text:span text:style-name="T2">Другие разрешения / Специальный доступ</text:span>:</text:p>
                <text:list>
                  <text:list-item>
                    <text:p text:style-name="P54">«Отображение поверх других окон» — <text:span text:style-name="T2">Разрешить</text:span>.</text:p>
                  </text:list-item>
                  <text:list-item>
                    <text:p text:style-name="P54">«Запуск в фоновом режиме» — <text:span text:style-name="T2">Разрешить</text:span>.</text:p>
                  </text:list-item>
                  <text:list-item>
                    <text:p text:style-name="P54">«Изменение системных настроек» — <text:span text:style-name="T2">Разрешить</text:span>.</text:p>
                  </text:list-item>
                </text:list>
              </text:list-item>
            </text:list>
          </text:list-item>
          <text:list-item>
            <text:p text:style-name="P54"><text:span text:style-name="T2">Доступ ко всем файлам</text:span>: Настройки -&gt; Приложения -&gt; Специальный доступ -&gt; <text:span text:style-name="T2">Доступ ко всем файлам</text:span> -&gt; Включить для <text:span text:style-name="T2">Termux</text:span>, <text:span text:style-name="T2">Termux:API</text:span> и <text:span text:style-name="T2">VLC</text:span>.</text:p>
          </text:list-item>
          <text:list-item>
            <text:p text:style-name="P54"><text:span text:style-name="T2">Автозапуск</text:span>: В настройках телефона (раздел Безопасность или Приложения) разреши <text:span text:style-name="T2">Termux</text:span> и <text:span text:style-name="T2">Termux:Boot</text:span> запускаться автоматически.</text:p>
          </text:list-item>
        </text:list>
        <text:p text:style-name="Horizontal_20_Line"/>
        <text:h text:style-name="P4" text:outline-level="3">Шаг 3: Первичная настройка Termux</text:h>
        <text:p text:style-name="P43">Открой Termux. Копируй и вставляй блоки целиком.</text:p>
        <text:p text:style-name="P70">3.1. Доступ к памяти и обновление:</text:p>
        <text:p text:style-name="P73">Bash</text:p>
        <text:p text:style-name="P16"><text:span text:style-name="Source_20_Text"><text:span text:style-name="T10">termux-setup-storage</text:span></text:span></text:p>
        <text:p text:style-name="P17"><text:soft-page-break/><text:span text:style-name="Source_20_Text"><text:span text:style-name="T12"># На экране телефона нажми «РАЗРЕШИТЬ»</text:span></text:span></text:p>
        <text:p text:style-name="P23"><text:span text:style-name="Source_20_Text"><text:span text:style-name="T10">pkg update &amp;&amp; pkg upgrade -y</text:span></text:span></text:p>
        <text:p text:style-name="P42">3.2. Установка инструментов (Python, Git, Компиляторы):</text:p>
        <text:p text:style-name="P42">Это займет около 5-10 минут.</text:p>
        <text:p text:style-name="P73">Bash</text:p>
        <text:p text:style-name="P16"><text:span text:style-name="Source_20_Text"><text:span text:style-name="T10">pkg install python clang rust binutils build-essential libffi openssl libcrypt termux-api net-tools git -y</text:span></text:span></text:p>
        <text:p text:style-name="Horizontal_20_Line"/>
        <text:h text:style-name="P4" text:outline-level="3">Шаг 4: Установка Python-библиотек</text:h>
        <text:p text:style-name="P74"><text:span text:style-name="T4">Здесь телефон будет «варить» код. Если застынет на </text:span><text:span text:style-name="Source_20_Text"><text:span text:style-name="T8">Building wheel</text:span></text:span><text:span text:style-name="T4"> — жди.</text:span></text:p>
        <text:p text:style-name="P73">Bash</text:p>
        <text:p text:style-name="P16"><text:span text:style-name="Source_20_Text"><text:span text:style-name="T10">pip install --upgrade pip setuptools wheel</text:span></text:span></text:p>
        <text:p text:style-name="P23"><text:span text:style-name="Source_20_Text"><text:span text:style-name="T10">pip install fastapi uvicorn thefuzz transliterate python-multipart python-Levenshtein</text:span></text:span></text:p>
        <text:p text:style-name="Horizontal_20_Line"/>
        <text:h text:style-name="P4" text:outline-level="3">Шаг 5: Подготовка файлов и Репозитория</text:h>
        <text:list text:style-name="L17">
          <text:list-item>
            <text:p text:style-name="P76"><text:span text:style-name="T5">Папка для мамы</text:span><text:span text:style-name="T4">: Создай в памяти телефона папку </text:span><text:span text:style-name="Source_20_Text"><text:span text:style-name="T8">Movies/Aura</text:span></text:span><text:span text:style-name="T4"> и положи туда пару фильмов.</text:span></text:p>
          </text:list-item>
          <text:list-item>
            <text:p text:style-name="P62"><text:span text:style-name="T2">Клонирование проекта</text:span>:</text:p>
          </text:list-item>
        </text:list>
        <text:p text:style-name="P73">Bash</text:p>
        <text:p text:style-name="P16"><text:span text:style-name="Source_20_Text"><text:span text:style-name="T10">git </text:span></text:span><text:span text:style-name="Source_20_Text"><text:span text:style-name="T13">clone</text:span></text:span><text:span text:style-name="Source_20_Text"><text:span text:style-name="T10"> https://github.com/vzad/aura-project.git ~/aura-project</text:span></text:span></text:p>
        <text:p text:style-name="P23"><text:span text:style-name="Source_20_Text"><text:span text:style-name="T10">cp ~/aura-project/main.py ~/main.py</text:span></text:span></text:p>
        <text:p text:style-name="Horizontal_20_Line"/>
        <text:h text:style-name="P13" text:outline-level="3"><text:span text:style-name="T7">Шаг 6: Финальный код </text:span><text:span text:style-name="Source_20_Text"><text:span text:style-name="T8">main.py</text:span></text:span><text:span text:style-name="T7"> (Стриминг-версия)</text:span></text:h>
        <text:p text:style-name="P42">Чтобы обойти блокировку файлов в Android 11+, мы запускаем видео как ссылку.</text:p>
        <text:p text:style-name="P42">Выполни nano ~/main.py, удали всё и вставь этот код:</text:p>
        <text:p text:style-name="P73">Python</text:p>
        <text:p text:style-name="P16"><text:span text:style-name="Source_20_Text"><text:span text:style-name="T14">from</text:span></text:span><text:span text:style-name="Source_20_Text"><text:span text:style-name="T10"> fastapi </text:span></text:span><text:span text:style-name="Source_20_Text"><text:span text:style-name="T14">import</text:span></text:span><text:span text:style-name="Source_20_Text"><text:span text:style-name="T10"> FastAPI</text:span></text:span></text:p>
        <text:p text:style-name="P17"><text:span text:style-name="Source_20_Text"><text:span text:style-name="T14">from</text:span></text:span><text:span text:style-name="Source_20_Text"><text:span text:style-name="T10"> fastapi.middleware.cors </text:span></text:span><text:span text:style-name="Source_20_Text"><text:span text:style-name="T14">import</text:span></text:span><text:span text:style-name="Source_20_Text"><text:span text:style-name="T10"> CORSMiddleware</text:span></text:span></text:p>
        <text:p text:style-name="P17"><text:span text:style-name="Source_20_Text"><text:span text:style-name="T14">from</text:span></text:span><text:span text:style-name="Source_20_Text"><text:span text:style-name="T10"> fastapi.responses </text:span></text:span><text:span text:style-name="Source_20_Text"><text:span text:style-name="T14">import</text:span></text:span><text:span text:style-name="Source_20_Text"><text:span text:style-name="T10"> FileResponse</text:span></text:span></text:p>
        <text:p text:style-name="P17"><text:span text:style-name="Source_20_Text"><text:span text:style-name="T14">import</text:span></text:span><text:span text:style-name="Source_20_Text"><text:span text:style-name="T10"> os</text:span></text:span></text:p>
        <text:p text:style-name="P17"><text:span text:style-name="Source_20_Text"><text:span text:style-name="T14">import</text:span></text:span><text:span text:style-name="Source_20_Text"><text:span text:style-name="T10"> platform</text:span></text:span></text:p>
        <text:p text:style-name="P17"><text:span text:style-name="Source_20_Text"><text:span text:style-name="T14">import</text:span></text:span><text:span text:style-name="Source_20_Text"><text:span text:style-name="T10"> string </text:span></text:span></text:p>
        <text:p text:style-name="P17"><text:span text:style-name="Source_20_Text"><text:span text:style-name="T14">import</text:span></text:span><text:span text:style-name="Source_20_Text"><text:span text:style-name="T10"> urllib.parse</text:span></text:span></text:p>
        <text:p text:style-name="P17"><text:span text:style-name="Source_20_Text"><text:span text:style-name="T14">import</text:span></text:span><text:span text:style-name="Source_20_Text"><text:span text:style-name="T10"> subprocess</text:span></text:span></text:p>
        <text:p text:style-name="P17"><text:span text:style-name="Source_20_Text"><text:span text:style-name="T14">from</text:span></text:span><text:span text:style-name="Source_20_Text"><text:span text:style-name="T10"> thefuzz </text:span></text:span><text:span text:style-name="Source_20_Text"><text:span text:style-name="T14">import</text:span></text:span><text:span text:style-name="Source_20_Text"><text:span text:style-name="T10"> fuzz</text:span></text:span></text:p>
        <text:p text:style-name="P17"><text:span text:style-name="Source_20_Text"><text:span text:style-name="T14">from</text:span></text:span><text:span text:style-name="Source_20_Text"><text:span text:style-name="T10"> transliterate </text:span></text:span><text:span text:style-name="Source_20_Text"><text:span text:style-name="T14">import</text:span></text:span><text:span text:style-name="Source_20_Text"><text:span text:style-name="T10"> translit</text:span></text:span></text:p>
        <text:p text:style-name="P23"/>
        <text:p text:style-name="P23"><text:span text:style-name="Source_20_Text"><text:span text:style-name="T10">app = FastAPI()</text:span></text:span></text:p>
        <text:p text:style-name="P23"/>
        <text:p text:style-name="P23"><text:span text:style-name="Source_20_Text"><text:span text:style-name="T10">app.add_middleware(</text:span></text:span></text:p>
        <text:p text:style-name="P23"><text:span text:style-name="Source_20_Text"><text:span text:style-name="T11"><text:s text:c="4"/></text:span></text:span><text:span text:style-name="Source_20_Text"><text:span text:style-name="T10">CORSMiddleware,</text:span></text:span></text:p>
        <text:p text:style-name="P17"><text:span text:style-name="Source_20_Text"><text:span text:style-name="T11"><text:s text:c="4"/></text:span></text:span><text:span text:style-name="Source_20_Text"><text:span text:style-name="T10">allow_origins=[</text:span></text:span><text:span text:style-name="Source_20_Text"><text:span text:style-name="T15">"*"</text:span></text:span><text:span text:style-name="Source_20_Text"><text:span text:style-name="T10">],</text:span></text:span></text:p>
        <text:p text:style-name="P17"><text:span text:style-name="Source_20_Text"><text:span text:style-name="T11"><text:s text:c="4"/></text:span></text:span><text:span text:style-name="Source_20_Text"><text:span text:style-name="T10">allow_methods=[</text:span></text:span><text:span text:style-name="Source_20_Text"><text:span text:style-name="T15">"*"</text:span></text:span><text:span text:style-name="Source_20_Text"><text:span text:style-name="T10">],</text:span></text:span></text:p>
        <text:p text:style-name="P17"><text:span text:style-name="Source_20_Text"><text:span text:style-name="T11"><text:s text:c="4"/></text:span></text:span><text:span text:style-name="Source_20_Text"><text:span text:style-name="T10">allow_headers=[</text:span></text:span><text:span text:style-name="Source_20_Text"><text:span text:style-name="T15">"*"</text:span></text:span><text:span text:style-name="Source_20_Text"><text:span text:style-name="T10">],</text:span></text:span></text:p>
        <text:p text:style-name="P23"><text:span text:style-name="Source_20_Text"><text:span text:style-name="T10">)</text:span></text:span></text:p>
        <text:p text:style-name="P23"/>
        <text:p text:style-name="P17"><text:span text:style-name="Source_20_Text"><text:span text:style-name="T10">VIDEO_EXTENSIONS = {</text:span></text:span><text:span text:style-name="Source_20_Text"><text:span text:style-name="T15">'.mp4'</text:span></text:span><text:span text:style-name="Source_20_Text"><text:span text:style-name="T10">, </text:span></text:span><text:span text:style-name="Source_20_Text"><text:span text:style-name="T15">'.mkv'</text:span></text:span><text:span text:style-name="Source_20_Text"><text:span text:style-name="T10">, </text:span></text:span><text:span text:style-name="Source_20_Text"><text:span text:style-name="T15">'.avi'</text:span></text:span><text:span text:style-name="Source_20_Text"><text:span text:style-name="T10">, </text:span></text:span><text:span text:style-name="Source_20_Text"><text:span text:style-name="T15">'.mov'</text:span></text:span><text:span text:style-name="Source_20_Text"><text:span text:style-name="T10">, </text:span></text:span><text:span text:style-name="Source_20_Text"><text:span text:style-name="T15">'.m4v'</text:span></text:span><text:span text:style-name="Source_20_Text"><text:span text:style-name="T10">}</text:span></text:span></text:p>
        <text:p text:style-name="P17"><text:soft-page-break/><text:span text:style-name="Source_20_Text"><text:span text:style-name="T10">SEARCH_ROOTS = [</text:span></text:span><text:span text:style-name="Source_20_Text"><text:span text:style-name="T15">'/storage/emulated/0/Movies/Aura/'</text:span></text:span><text:span text:style-name="Source_20_Text"><text:span text:style-name="T10">]</text:span></text:span></text:p>
        <text:p text:style-name="P23"/>
        <text:p text:style-name="P17"><text:span text:style-name="Source_20_Text"><text:span text:style-name="T14">def</text:span></text:span><text:span text:style-name="Source_20_Text"><text:span text:style-name="T10"> </text:span></text:span><text:span text:style-name="Source_20_Text"><text:span text:style-name="T16">open_file</text:span></text:span><text:span text:style-name="Source_20_Text"><text:span text:style-name="T10">(file_path):</text:span></text:span></text:p>
        <text:p text:style-name="P17"><text:span text:style-name="Source_20_Text"><text:span text:style-name="T11"><text:s text:c="4"/></text:span></text:span><text:span text:style-name="Source_20_Text"><text:span text:style-name="T14">try</text:span></text:span><text:span text:style-name="Source_20_Text"><text:span text:style-name="T10">:</text:span></text:span></text:p>
        <text:p text:style-name="P17"><text:span text:style-name="Source_20_Text"><text:span text:style-name="T11"><text:s text:c="8"/></text:span></text:span><text:span text:style-name="Source_20_Text"><text:span text:style-name="T14">if</text:span></text:span><text:span text:style-name="Source_20_Text"><text:span text:style-name="T10"> platform.system() == </text:span></text:span><text:span text:style-name="Source_20_Text"><text:span text:style-name="T15">"Windows"</text:span></text:span><text:span text:style-name="Source_20_Text"><text:span text:style-name="T10">:</text:span></text:span></text:p>
        <text:p text:style-name="P23"><text:span text:style-name="Source_20_Text"><text:span text:style-name="T11"><text:s text:c="12"/></text:span></text:span><text:span text:style-name="Source_20_Text"><text:span text:style-name="T10">os.startfile(file_path)</text:span></text:span></text:p>
        <text:p text:style-name="P17"><text:span text:style-name="Source_20_Text"><text:span text:style-name="T11"><text:s text:c="8"/></text:span></text:span><text:span text:style-name="Source_20_Text"><text:span text:style-name="T14">else</text:span></text:span><text:span text:style-name="Source_20_Text"><text:span text:style-name="T10">:</text:span></text:span></text:p>
        <text:p text:style-name="P17"><text:span text:style-name="Source_20_Text"><text:span text:style-name="T11"><text:s text:c="12"/></text:span></text:span><text:span text:style-name="Source_20_Text"><text:span text:style-name="T12"># СТРИМИНГ: Кодируем путь для URL</text:span></text:span></text:p>
        <text:p text:style-name="P23"><text:span text:style-name="Source_20_Text"><text:span text:style-name="T11"><text:s text:c="12"/></text:span></text:span><text:span text:style-name="Source_20_Text"><text:span text:style-name="T10">encoded_path = urllib.parse.quote(file_path)</text:span></text:span></text:p>
        <text:p text:style-name="P17"><text:span text:style-name="Source_20_Text"><text:span text:style-name="T11"><text:s text:c="12"/></text:span></text:span><text:span text:style-name="Source_20_Text"><text:span text:style-name="T10">stream_url = </text:span></text:span><text:span text:style-name="Source_20_Text"><text:span text:style-name="T15">f"http://127.0.0.1:8000/video-stream?path=</text:span></text:span><text:span text:style-name="Source_20_Text"><text:span text:style-name="T17">{encoded_path}</text:span></text:span><text:span text:style-name="Source_20_Text"><text:span text:style-name="T15">"</text:span></text:span></text:p>
        <text:p text:style-name="P17"><text:span text:style-name="Source_20_Text"><text:span text:style-name="T11"><text:s text:c="12"/></text:span></text:span><text:span text:style-name="Source_20_Text"><text:span text:style-name="T10">print(</text:span></text:span><text:span text:style-name="Source_20_Text"><text:span text:style-name="T15">f"🚀 Передача потока в VLC: </text:span></text:span><text:span text:style-name="Source_20_Text"><text:span text:style-name="T17">{stream_url}</text:span></text:span><text:span text:style-name="Source_20_Text"><text:span text:style-name="T15">"</text:span></text:span><text:span text:style-name="Source_20_Text"><text:span text:style-name="T10">)</text:span></text:span></text:p>
        <text:p text:style-name="P17"><text:span text:style-name="Source_20_Text"><text:span text:style-name="T11"><text:s text:c="12"/></text:span></text:span><text:span text:style-name="Source_20_Text"><text:span text:style-name="T12"># Используем subprocess.Popen для надежности</text:span></text:span></text:p>
        <text:p text:style-name="P17"><text:span text:style-name="Source_20_Text"><text:span text:style-name="T11"><text:s text:c="12"/></text:span></text:span><text:span text:style-name="Source_20_Text"><text:span text:style-name="T10">subprocess.Popen([</text:span></text:span><text:span text:style-name="Source_20_Text"><text:span text:style-name="T15">'termux-open'</text:span></text:span><text:span text:style-name="Source_20_Text"><text:span text:style-name="T10">, stream_url])</text:span></text:span></text:p>
        <text:p text:style-name="P17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8">True</text:span></text:span></text:p>
        <text:p text:style-name="P17"><text:span text:style-name="Source_20_Text"><text:span text:style-name="T11"><text:s text:c="4"/></text:span></text:span><text:span text:style-name="Source_20_Text"><text:span text:style-name="T14">except</text:span></text:span><text:span text:style-name="Source_20_Text"><text:span text:style-name="T10"> Exception </text:span></text:span><text:span text:style-name="Source_20_Text"><text:span text:style-name="T14">as</text:span></text:span><text:span text:style-name="Source_20_Text"><text:span text:style-name="T10"> e:</text:span></text:span></text:p>
        <text:p text:style-name="P17"><text:span text:style-name="Source_20_Text"><text:span text:style-name="T11"><text:s text:c="8"/></text:span></text:span><text:span text:style-name="Source_20_Text"><text:span text:style-name="T10">print(</text:span></text:span><text:span text:style-name="Source_20_Text"><text:span text:style-name="T15">f"⚠️ Ошибка: </text:span></text:span><text:span text:style-name="Source_20_Text"><text:span text:style-name="T17">{e}</text:span></text:span><text:span text:style-name="Source_20_Text"><text:span text:style-name="T15">"</text:span></text:span><text:span text:style-name="Source_20_Text"><text:span text:style-name="T10">)</text:span></text:span></text:p>
        <text:p text:style-name="P17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8">False</text:span></text:span></text:p>
        <text:p text:style-name="P23"/>
        <text:p text:style-name="P17"><text:span text:style-name="Source_20_Text"><text:span text:style-name="T14">def</text:span></text:span><text:span text:style-name="Source_20_Text"><text:span text:style-name="T10"> </text:span></text:span><text:span text:style-name="Source_20_Text"><text:span text:style-name="T16">get_all_videos</text:span></text:span><text:span text:style-name="Source_20_Text"><text:span text:style-name="T10">():</text:span></text:span></text:p>
        <text:p text:style-name="P23"><text:span text:style-name="Source_20_Text"><text:span text:style-name="T11"><text:s text:c="4"/></text:span></text:span><text:span text:style-name="Source_20_Text"><text:span text:style-name="T10">video_library = []</text:span></text:span></text:p>
        <text:p text:style-name="P17"><text:span text:style-name="Source_20_Text"><text:span text:style-name="T11"><text:s text:c="4"/></text:span></text:span><text:span text:style-name="Source_20_Text"><text:span text:style-name="T14">for</text:span></text:span><text:span text:style-name="Source_20_Text"><text:span text:style-name="T10"> root_dir </text:span></text:span><text:span text:style-name="Source_20_Text"><text:span text:style-name="T14">in</text:span></text:span><text:span text:style-name="Source_20_Text"><text:span text:style-name="T10"> SEARCH_ROOTS:</text:span></text:span></text:p>
        <text:p text:style-name="P17"><text:span text:style-name="Source_20_Text"><text:span text:style-name="T11"><text:s text:c="8"/></text:span></text:span><text:span text:style-name="Source_20_Text"><text:span text:style-name="T14">if</text:span></text:span><text:span text:style-name="Source_20_Text"><text:span text:style-name="T10"> os.path.exists(root_dir):</text:span></text:span></text:p>
        <text:p text:style-name="P17"><text:span text:style-name="Source_20_Text"><text:span text:style-name="T11"><text:s text:c="12"/></text:span></text:span><text:span text:style-name="Source_20_Text"><text:span text:style-name="T14">for</text:span></text:span><text:span text:style-name="Source_20_Text"><text:span text:style-name="T10"> root, _, files </text:span></text:span><text:span text:style-name="Source_20_Text"><text:span text:style-name="T14">in</text:span></text:span><text:span text:style-name="Source_20_Text"><text:span text:style-name="T10"> os.walk(root_dir):</text:span></text:span></text:p>
        <text:p text:style-name="P17"><text:span text:style-name="Source_20_Text"><text:span text:style-name="T11"><text:s text:c="16"/></text:span></text:span><text:span text:style-name="Source_20_Text"><text:span text:style-name="T14">for</text:span></text:span><text:span text:style-name="Source_20_Text"><text:span text:style-name="T10"> file </text:span></text:span><text:span text:style-name="Source_20_Text"><text:span text:style-name="T14">in</text:span></text:span><text:span text:style-name="Source_20_Text"><text:span text:style-name="T10"> files:</text:span></text:span></text:p>
        <text:p text:style-name="P17"><text:span text:style-name="Source_20_Text"><text:span text:style-name="T11"><text:s text:c="20"/></text:span></text:span><text:span text:style-name="Source_20_Text"><text:span text:style-name="T14">if</text:span></text:span><text:span text:style-name="Source_20_Text"><text:span text:style-name="T10"> </text:span></text:span><text:span text:style-name="Source_20_Text"><text:span text:style-name="T13">any</text:span></text:span><text:span text:style-name="Source_20_Text"><text:span text:style-name="T10">(file.lower().endswith(ext) </text:span></text:span><text:span text:style-name="Source_20_Text"><text:span text:style-name="T14">for</text:span></text:span><text:span text:style-name="Source_20_Text"><text:span text:style-name="T10"> ext </text:span></text:span><text:span text:style-name="Source_20_Text"><text:span text:style-name="T14">in</text:span></text:span><text:span text:style-name="Source_20_Text"><text:span text:style-name="T10"> VIDEO_EXTENSIONS):</text:span></text:span></text:p>
        <text:p text:style-name="P17"><text:span text:style-name="Source_20_Text"><text:span text:style-name="T11"><text:s text:c="24"/></text:span></text:span><text:span text:style-name="Source_20_Text"><text:span text:style-name="T10">video_library.append({</text:span></text:span><text:span text:style-name="Source_20_Text"><text:span text:style-name="T15">"name"</text:span></text:span><text:span text:style-name="Source_20_Text"><text:span text:style-name="T10">: file.lower(), </text:span></text:span><text:span text:style-name="Source_20_Text"><text:span text:style-name="T15">"path"</text:span></text:span><text:span text:style-name="Source_20_Text"><text:span text:style-name="T10">: os.path.join(root, file)})</text:span></text:span></text:p>
        <text:p text:style-name="P17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video_library</text:span></text:span></text:p>
        <text:p text:style-name="P23"/>
        <text:p text:style-name="P17"><text:span text:style-name="Source_20_Text"><text:span text:style-name="T13">@app.get(</text:span></text:span><text:span text:style-name="Source_20_Text"><text:span text:style-name="T15">"/"</text:span></text:span><text:span text:style-name="Source_20_Text"><text:span text:style-name="T13">)</text:span></text:span></text:p>
        <text:p text:style-name="P17"><text:span text:style-name="Source_20_Text"><text:span text:style-name="T14">async</text:span></text:span><text:span text:style-name="Source_20_Text"><text:span text:style-name="T10"> </text:span></text:span><text:span text:style-name="Source_20_Text"><text:span text:style-name="T14">def</text:span></text:span><text:span text:style-name="Source_20_Text"><text:span text:style-name="T10"> </text:span></text:span><text:span text:style-name="Source_20_Text"><text:span text:style-name="T16">root</text:span></text:span><text:span text:style-name="Source_20_Text"><text:span text:style-name="T10">(): </text:span></text:span><text:span text:style-name="Source_20_Text"><text:span text:style-name="T14">return</text:span></text:span><text:span text:style-name="Source_20_Text"><text:span text:style-name="T10"> {</text:span></text:span><text:span text:style-name="Source_20_Text"><text:span text:style-name="T15">"status"</text:span></text:span><text:span text:style-name="Source_20_Text"><text:span text:style-name="T10">: </text:span></text:span><text:span text:style-name="Source_20_Text"><text:span text:style-name="T15">"Aura Streaming Server Online"</text:span></text:span><text:span text:style-name="Source_20_Text"><text:span text:style-name="T10">}</text:span></text:span></text:p>
        <text:p text:style-name="P23"/>
        <text:p text:style-name="P17"><text:span text:style-name="Source_20_Text"><text:span text:style-name="T13">@app.get(</text:span></text:span><text:span text:style-name="Source_20_Text"><text:span text:style-name="T15">"/video-stream"</text:span></text:span><text:span text:style-name="Source_20_Text"><text:span text:style-name="T13">)</text:span></text:span></text:p>
        <text:p text:style-name="P17"><text:span text:style-name="Source_20_Text"><text:span text:style-name="T14">async</text:span></text:span><text:span text:style-name="Source_20_Text"><text:span text:style-name="T10"> </text:span></text:span><text:span text:style-name="Source_20_Text"><text:span text:style-name="T14">def</text:span></text:span><text:span text:style-name="Source_20_Text"><text:span text:style-name="T10"> </text:span></text:span><text:span text:style-name="Source_20_Text"><text:span text:style-name="T16">video_stream</text:span></text:span><text:span text:style-name="Source_20_Text"><text:span text:style-name="T10">(path: </text:span></text:span><text:span text:style-name="Source_20_Text"><text:span text:style-name="T13">str</text:span></text:span><text:span text:style-name="Source_20_Text"><text:span text:style-name="T10">):</text:span></text:span></text:p>
        <text:p text:style-name="P17"><text:span text:style-name="Source_20_Text"><text:span text:style-name="T11"><text:s text:c="4"/></text:span></text:span><text:span text:style-name="Source_20_Text"><text:span text:style-name="T12"># РАСКОДИРОВКА (совет другой нейронки):</text:span></text:span></text:p>
        <text:p text:style-name="P23"><text:span text:style-name="Source_20_Text"><text:span text:style-name="T11"><text:s text:c="4"/></text:span></text:span><text:span text:style-name="Source_20_Text"><text:span text:style-name="T10">decoded_path = urllib.parse.unquote(path)</text:span></text:span></text:p>
        <text:p text:style-name="P17"><text:span text:style-name="Source_20_Text"><text:span text:style-name="T11"><text:s text:c="4"/></text:span></text:span><text:span text:style-name="Source_20_Text"><text:span text:style-name="T14">if</text:span></text:span><text:span text:style-name="Source_20_Text"><text:span text:style-name="T10"> os.path.exists(decoded_path):</text:span></text:span></text:p>
        <text:p text:style-name="P17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FileResponse(decoded_path)</text:span></text:span></text:p>
        <text:p text:style-name="P17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{</text:span></text:span><text:span text:style-name="Source_20_Text"><text:span text:style-name="T15">"error"</text:span></text:span><text:span text:style-name="Source_20_Text"><text:span text:style-name="T10">: </text:span></text:span><text:span text:style-name="Source_20_Text"><text:span text:style-name="T15">"File not found"</text:span></text:span><text:span text:style-name="Source_20_Text"><text:span text:style-name="T10">}</text:span></text:span></text:p>
        <text:p text:style-name="P23"/>
        <text:p text:style-name="P17"><text:span text:style-name="Source_20_Text"><text:span text:style-name="T13">@app.get(</text:span></text:span><text:span text:style-name="Source_20_Text"><text:span text:style-name="T15">"/search-movie"</text:span></text:span><text:span text:style-name="Source_20_Text"><text:span text:style-name="T13">)</text:span></text:span></text:p>
        <text:p text:style-name="P17"><text:span text:style-name="Source_20_Text"><text:span text:style-name="T14">async</text:span></text:span><text:span text:style-name="Source_20_Text"><text:span text:style-name="T10"> </text:span></text:span><text:span text:style-name="Source_20_Text"><text:span text:style-name="T14">def</text:span></text:span><text:span text:style-name="Source_20_Text"><text:span text:style-name="T10"> </text:span></text:span><text:span text:style-name="Source_20_Text"><text:span text:style-name="T16">search_movie</text:span></text:span><text:span text:style-name="Source_20_Text"><text:span text:style-name="T10">(query: </text:span></text:span><text:span text:style-name="Source_20_Text"><text:span text:style-name="T13">str</text:span></text:span><text:span text:style-name="Source_20_Text"><text:span text:style-name="T10">):</text:span></text:span></text:p>
        <text:p text:style-name="P17"><text:span text:style-name="Source_20_Text"><text:span text:style-name="T11"><text:s text:c="4"/></text:span></text:span><text:span text:style-name="Source_20_Text"><text:span text:style-name="T10">print(</text:span></text:span><text:span text:style-name="Source_20_Text"><text:span text:style-name="T15">f"🔎 Запрос: </text:span></text:span><text:span text:style-name="Source_20_Text"><text:span text:style-name="T17">{query}</text:span></text:span><text:span text:style-name="Source_20_Text"><text:span text:style-name="T15">"</text:span></text:span><text:span text:style-name="Source_20_Text"><text:span text:style-name="T10">)</text:span></text:span></text:p>
        <text:p text:style-name="P17"><text:span text:style-name="Source_20_Text"><text:span text:style-name="T11"><text:s text:c="4"/></text:span></text:span><text:span text:style-name="Source_20_Text"><text:span text:style-name="T10">clean_query = query.lower().replace(</text:span></text:span><text:span text:style-name="Source_20_Text"><text:span text:style-name="T15">"запусти"</text:span></text:span><text:span text:style-name="Source_20_Text"><text:span text:style-name="T10">, </text:span></text:span><text:span text:style-name="Source_20_Text"><text:span text:style-name="T15">""</text:span></text:span><text:span text:style-name="Source_20_Text"><text:span text:style-name="T10">).replace(</text:span></text:span><text:span text:style-name="Source_20_Text"><text:span text:style-name="T15">"фильм"</text:span></text:span><text:span text:style-name="Source_20_Text"><text:span text:style-name="T10">, </text:span></text:span><text:span text:style-name="Source_20_Text"><text:span text:style-name="T15">""</text:span></text:span><text:span text:style-name="Source_20_Text"><text:span text:style-name="T10">).strip()</text:span></text:span></text:p>
        <text:p text:style-name="P23"><text:span text:style-name="Source_20_Text"><text:span text:style-name="T11"><text:s text:c="4"/></text:span></text:span><text:span text:style-name="Source_20_Text"><text:span text:style-name="T10">videos = get_all_videos()</text:span></text:span></text:p>
        <text:p text:style-name="P17"><text:span text:style-name="Source_20_Text"><text:span text:style-name="T11"><text:s text:c="4"/></text:span></text:span><text:span text:style-name="Source_20_Text"><text:span text:style-name="T10">best_match = </text:span></text:span><text:span text:style-name="Source_20_Text"><text:span text:style-name="T18">None</text:span></text:span></text:p>
        <text:p text:style-name="P17"><text:span text:style-name="Source_20_Text"><text:span text:style-name="T11"><text:s text:c="4"/></text:span></text:span><text:span text:style-name="Source_20_Text"><text:span text:style-name="T10">highest_score = </text:span></text:span><text:span text:style-name="Source_20_Text"><text:span text:style-name="T18">0</text:span></text:span></text:p>
        <text:p text:style-name="P17"><text:span text:style-name="Source_20_Text"><text:span text:style-name="T11"><text:s text:c="4"/></text:span></text:span><text:span text:style-name="Source_20_Text"><text:span text:style-name="T14">for</text:span></text:span><text:span text:style-name="Source_20_Text"><text:span text:style-name="T10"> video </text:span></text:span><text:span text:style-name="Source_20_Text"><text:span text:style-name="T14">in</text:span></text:span><text:span text:style-name="Source_20_Text"><text:span text:style-name="T10"> videos:</text:span></text:span></text:p>
        <text:p text:style-name="P17"><text:span text:style-name="Source_20_Text"><text:span text:style-name="T11"><text:s text:c="8"/></text:span></text:span><text:span text:style-name="Source_20_Text"><text:span text:style-name="T10">score = fuzz.partial_ratio(clean_query, video[</text:span></text:span><text:span text:style-name="Source_20_Text"><text:span text:style-name="T15">"name"</text:span></text:span><text:span text:style-name="Source_20_Text"><text:span text:style-name="T10">])</text:span></text:span></text:p>
        <text:p text:style-name="P17"><text:span text:style-name="Source_20_Text"><text:span text:style-name="T11"><text:s text:c="8"/></text:span></text:span><text:span text:style-name="Source_20_Text"><text:span text:style-name="T14">if</text:span></text:span><text:span text:style-name="Source_20_Text"><text:span text:style-name="T10"> score &gt; highest_score:</text:span></text:span></text:p>
        <text:p text:style-name="P23"><text:span text:style-name="Source_20_Text"><text:span text:style-name="T11"><text:s text:c="12"/></text:span></text:span><text:span text:style-name="Source_20_Text"><text:span text:style-name="T10">highest_score = score</text:span></text:span></text:p>
        <text:p text:style-name="P23"><text:span text:style-name="Source_20_Text"><text:span text:style-name="T11"><text:s text:c="12"/></text:span></text:span><text:span text:style-name="Source_20_Text"><text:span text:style-name="T10">best_match = video</text:span></text:span></text:p>
        <text:p text:style-name="P17"><text:soft-page-break/><text:span text:style-name="Source_20_Text"><text:span text:style-name="T11"><text:s text:c="4"/></text:span></text:span><text:span text:style-name="Source_20_Text"><text:span text:style-name="T14">if</text:span></text:span><text:span text:style-name="Source_20_Text"><text:span text:style-name="T10"> best_match </text:span></text:span><text:span text:style-name="Source_20_Text"><text:span text:style-name="T14">and</text:span></text:span><text:span text:style-name="Source_20_Text"><text:span text:style-name="T10"> highest_score &gt; </text:span></text:span><text:span text:style-name="Source_20_Text"><text:span text:style-name="T18">60</text:span></text:span><text:span text:style-name="Source_20_Text"><text:span text:style-name="T10">:</text:span></text:span></text:p>
        <text:p text:style-name="P17"><text:span text:style-name="Source_20_Text"><text:span text:style-name="T11"><text:s text:c="8"/></text:span></text:span><text:span text:style-name="Source_20_Text"><text:span text:style-name="T10">success = open_file(best_match[</text:span></text:span><text:span text:style-name="Source_20_Text"><text:span text:style-name="T15">'path'</text:span></text:span><text:span text:style-name="Source_20_Text"><text:span text:style-name="T10">])</text:span></text:span></text:p>
        <text:p text:style-name="P17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{</text:span></text:span><text:span text:style-name="Source_20_Text"><text:span text:style-name="T15">"found"</text:span></text:span><text:span text:style-name="Source_20_Text"><text:span text:style-name="T10">: success, </text:span></text:span><text:span text:style-name="Source_20_Text"><text:span text:style-name="T15">"filename"</text:span></text:span><text:span text:style-name="Source_20_Text"><text:span text:style-name="T10">: os.path.basename(best_match[</text:span></text:span><text:span text:style-name="Source_20_Text"><text:span text:style-name="T15">'path'</text:span></text:span><text:span text:style-name="Source_20_Text"><text:span text:style-name="T10">])}</text:span></text:span></text:p>
        <text:p text:style-name="P17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{</text:span></text:span><text:span text:style-name="Source_20_Text"><text:span text:style-name="T15">"found"</text:span></text:span><text:span text:style-name="Source_20_Text"><text:span text:style-name="T10">: </text:span></text:span><text:span text:style-name="Source_20_Text"><text:span text:style-name="T18">False</text:span></text:span><text:span text:style-name="Source_20_Text"><text:span text:style-name="T10">}</text:span></text:span></text:p>
        <text:p text:style-name="P23"/>
        <text:p text:style-name="P17"><text:span text:style-name="Source_20_Text"><text:span text:style-name="T14">if</text:span></text:span><text:span text:style-name="Source_20_Text"><text:span text:style-name="T10"> __name__ == </text:span></text:span><text:span text:style-name="Source_20_Text"><text:span text:style-name="T15">"__main__"</text:span></text:span><text:span text:style-name="Source_20_Text"><text:span text:style-name="T10">:</text:span></text:span></text:p>
        <text:p text:style-name="P17"><text:span text:style-name="Source_20_Text"><text:span text:style-name="T11"><text:s text:c="4"/></text:span></text:span><text:span text:style-name="Source_20_Text"><text:span text:style-name="T14">import</text:span></text:span><text:span text:style-name="Source_20_Text"><text:span text:style-name="T10"> uvicorn</text:span></text:span></text:p>
        <text:p text:style-name="P17"><text:span text:style-name="Source_20_Text"><text:span text:style-name="T11"><text:s text:c="4"/></text:span></text:span><text:span text:style-name="Source_20_Text"><text:span text:style-name="T10">uvicorn.run(app, host=</text:span></text:span><text:span text:style-name="Source_20_Text"><text:span text:style-name="T15">"0.0.0.0"</text:span></text:span><text:span text:style-name="Source_20_Text"><text:span text:style-name="T10">, port=</text:span></text:span><text:span text:style-name="Source_20_Text"><text:span text:style-name="T18">8000</text:span></text:span><text:span text:style-name="Source_20_Text"><text:span text:style-name="T10">)</text:span></text:span></text:p>
        <text:p text:style-name="P74"><text:span text:style-name="T6">(Сохрани: </text:span><text:span text:style-name="Source_20_Text"><text:span text:style-name="T9">Ctrl+O</text:span></text:span><text:span text:style-name="T6">, </text:span><text:span text:style-name="Source_20_Text"><text:span text:style-name="T9">Enter</text:span></text:span><text:span text:style-name="T6">, </text:span><text:span text:style-name="Source_20_Text"><text:span text:style-name="T9">Ctrl+X</text:span></text:span><text:span text:style-name="T6">).</text:span></text:p>
        <text:p text:style-name="Horizontal_20_Line"/>
        <text:h text:style-name="P4" text:outline-level="3">Шаг 7: Настройка Автозапуска (Termux:Boot)</text:h>
        <text:p text:style-name="P47">Если это не сработает автоматически — Android 12+ блокирует «фантомные процессы». Но мы обязаны попробовать:</text:p>
        <text:list text:style-name="L18">
          <text:list-item>
            <text:p text:style-name="P77"><text:span text:style-name="T4">Создай скрипт (с </text:span><text:span text:style-name="Source_20_Text"><text:span text:style-name="T8">#!/bin/bash</text:span></text:span><text:span text:style-name="T4"> и правильным путем):</text:span></text:p>
          </text:list-item>
        </text:list>
        <text:p text:style-name="P73">Bash</text:p>
        <text:p text:style-name="P16"><text:span text:style-name="Source_20_Text"><text:span text:style-name="T10">mkdir -p ~/.termux/boot/</text:span></text:span></text:p>
        <text:p text:style-name="P17"><text:span text:style-name="Source_20_Text"><text:span text:style-name="T13">echo</text:span></text:span><text:span text:style-name="Source_20_Text"><text:span text:style-name="T10"> -e </text:span></text:span><text:span text:style-name="Source_20_Text"><text:span text:style-name="T15">"#!/bin/bash\ntermux-wake-lock\ncd ~\npython main.py"</text:span></text:span><text:span text:style-name="Source_20_Text"><text:span text:style-name="T10"> &gt; ~/.termux/boot/start-aura.sh</text:span></text:span></text:p>
        <text:p text:style-name="P23"><text:span text:style-name="Source_20_Text"><text:span text:style-name="T10">chmod +x ~/.termux/boot/start-aura.sh</text:span></text:span></text:p>
        <text:list text:style-name="L19">
          <text:list-item>
            <text:p text:style-name="P63"><text:span text:style-name="T2">АКТИВАЦИЯ</text:span>: Найди иконку приложения <text:span text:style-name="T2">Termux:Boot</text:span> на экране и нажми на неё один раз.</text:p>
          </text:list-item>
        </text:list>
        <text:p text:style-name="Horizontal_20_Line"/>
        <text:h text:style-name="P4" text:outline-level="3">Шаг 8: Запуск и получение IP</text:h>
        <text:list text:style-name="L20">
          <text:list-item>
            <text:p text:style-name="P78"><text:span text:style-name="T4">Узнай IP: </text:span><text:span text:style-name="Source_20_Text"><text:span text:style-name="T8">ifconfig wlan0 | grep "inet "</text:span></text:span><text:span text:style-name="T4">.</text:span></text:p>
          </text:list-item>
          <text:list-item>
            <text:p text:style-name="P78"><text:span text:style-name="T4">Запусти сервер: </text:span><text:span text:style-name="Source_20_Text"><text:span text:style-name="T8">python ~/main.py</text:span></text:span><text:span text:style-name="T4">.</text:span></text:p>
          </text:list-item>
        </text:list>
        <text:p text:style-name="Horizontal_20_Line"/>
        <text:h text:style-name="P4" text:outline-level="3">Шаг 9: Финальное соединение</text:h>
        <text:list text:style-name="L21">
          <text:list-item>
            <text:p text:style-name="P64">На телефоне мамы открой в Chrome свой сайт (Vercel).</text:p>
          </text:list-item>
          <text:list-item>
            <text:p text:style-name="P67"><text:span text:style-name="T2">Три точки -&gt; Добавить на гл. экран</text:span>. Назови <text:span text:style-name="T2">«АУРА»</text:span>.</text:p>
          </text:list-item>
          <text:list-item>
            <text:p text:style-name="P64">На сайте нажми шестеренку и впиши IP из Шага 8.</text:p>
          </text:list-item>
          <text:list-item>
            <text:p text:style-name="P64">Нажми кнопку и скажи: «Фильм».</text:p>
          </text:list-item>
          <text:list-item>
            <text:p text:style-name="P72">Когда появится выбор плеера — выбери VLC и нажми «ВСЕГДА».</text:p>
          </text:list-item>
        </text:list>
        <text:p text:style-name="Horizontal_20_Line"/>
        <text:h text:style-name="P4" text:outline-level="3">ЧТО ДЕЛАТЬ, ЕСЛИ АВТОЗАПУСК НЕ СРАБОТАЛ (План Б):</text:h>
        <text:p text:style-name="P47">На Android 12 и выше система может убивать процессы Termux при перезагрузке, несмотря на все галочки. Если завтра после ребута сервер не встанет:</text:p>
        <text:list text:style-name="L22">
          <text:list-item>
            <text:p text:style-name="P69">Выведи иконку <text:span text:style-name="T2">Termux</text:span> на главный экран маме.</text:p>
          </text:list-item>
          <text:list-item>
            <text:p text:style-name="P68">Скажи ей: «Мама, если телефон выключался — просто один раз нажми на этот черный значок».</text:p>
          </text:list-item>
          <text:list-item>
            <text:p text:style-name="P80"><text:span text:style-name="T4">В самом Termux можно добавить запуск сервера в файл </text:span><text:span text:style-name="Source_20_Text"><text:span text:style-name="T8">~/.bashrc</text:span></text:span><text:span text:style-name="T4">, чтобы он стартовал просто при открытии приложения.</text:span></text:p>
          </text:list-item>
        </text:list>
        <text:p text:style-name="P70"><text:soft-page-break/>Всё. Отдыхай. Твой проект — это великое дело для мамы. Завтра ты это доведешь до конца!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UI Gothic" style:font-family-asian="'MS UI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UI Gothic" style:font-family-asian="'MS UI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3M28S</meta:editing-duration>
    <meta:editing-cycles>5</meta:editing-cycles>
    <meta:generator>LibreOffice/24.2.3.2$Windows_X86_64 LibreOffice_project/433d9c2ded56988e8a90e6b2e771ee4e6a5ab2ba</meta:generator>
    <dc:date>2025-12-29T00:32:29.289000000</dc:date>
    <meta:document-statistic meta:table-count="0" meta:image-count="0" meta:object-count="0" meta:page-count="5" meta:paragraph-count="140" meta:word-count="801" meta:character-count="6433" meta:non-whitespace-character-count="5428"/>
    <meta:user-defined meta:name="Info 1"/>
    <meta:user-defined meta:name="Info 2"/>
    <meta:user-defined meta:name="Info 3"/>
    <meta:user-defined meta:name="Info 4"/>
  </office:meta>
</office:document-meta>
</file>